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justify" style:justify-single-word="false"/>
      <style:text-properties fo:color="#000000" style:font-name="Liberation Serif" fo:font-size="12pt" fo:language="es" fo:country="MX" fo:font-weight="normal" fo:background-color="#fafbfc" style:font-size-asian="12pt" style:font-size-complex="12pt"/>
    </style:style>
    <style:style style:name="P2" style:family="paragraph" style:parent-style-name="Standard">
      <style:paragraph-properties fo:line-height="200%" fo:text-align="justify" style:justify-single-word="false"/>
      <style:text-properties fo:color="#000000" style:font-name="Liberation Serif" fo:font-size="12pt" fo:language="es" fo:country="MX" fo:font-weight="normal" officeooo:paragraph-rsid="00814b70" fo:background-color="#fafbfc" style:font-size-asian="12pt" style:font-size-complex="12pt"/>
    </style:style>
    <style:style style:name="P3" style:family="paragraph" style:parent-style-name="Standard">
      <style:paragraph-properties fo:line-height="200%" fo:text-align="center" style:justify-single-word="false"/>
      <style:text-properties fo:color="#000000" style:font-name="Liberation Serif" fo:font-size="12pt" fo:language="es" fo:country="MX" fo:font-weight="normal" officeooo:rsid="0025952d" officeooo:paragraph-rsid="0025952d" fo:background-color="#fafbfc" style:font-size-asian="12pt" style:font-size-complex="12pt"/>
    </style:style>
    <style:style style:name="P4" style:family="paragraph" style:parent-style-name="Standard">
      <style:paragraph-properties fo:line-height="200%" fo:text-align="start" style:justify-single-word="false"/>
      <style:text-properties fo:color="#000000" style:font-name="Liberation Serif" fo:font-size="12pt" fo:language="es" fo:country="MX" fo:font-weight="normal" officeooo:rsid="0025952d" officeooo:paragraph-rsid="00327699" fo:background-color="#fafbfc" style:font-size-asian="12pt" style:font-size-complex="12pt"/>
    </style:style>
    <style:style style:name="P5" style:family="paragraph" style:parent-style-name="Standard">
      <style:paragraph-properties fo:line-height="200%" fo:text-align="justify" style:justify-single-word="false"/>
      <style:text-properties fo:color="#000000" style:font-name="Liberation Serif" fo:font-size="12pt" fo:language="es" fo:country="MX" fo:font-weight="normal" officeooo:rsid="00294c5f" fo:background-color="#fafbfc" style:font-size-asian="12pt" style:font-size-complex="12pt"/>
    </style:style>
    <style:style style:name="P6" style:family="paragraph" style:parent-style-name="Standard">
      <style:paragraph-properties fo:line-height="200%" fo:text-align="justify" style:justify-single-word="false"/>
      <style:text-properties fo:color="#000000" style:font-name="Liberation Serif" fo:font-size="12pt" fo:language="es" fo:country="MX" fo:font-weight="normal" officeooo:rsid="00417032" officeooo:paragraph-rsid="003cdb53" fo:background-color="#fafbfc" style:font-size-asian="12pt" style:font-size-complex="12pt"/>
    </style:style>
    <style:style style:name="P7" style:family="paragraph" style:parent-style-name="Standard">
      <style:paragraph-properties fo:line-height="200%" fo:text-align="justify" style:justify-single-word="false"/>
      <style:text-properties fo:color="#000000" style:font-name="Liberation Serif" fo:font-size="12pt" fo:language="es" fo:country="MX" fo:font-weight="normal" officeooo:rsid="0043fc1d" fo:background-color="#fafbfc" style:font-size-asian="12pt" style:font-size-complex="12pt"/>
    </style:style>
    <style:style style:name="P8" style:family="paragraph" style:parent-style-name="Standard">
      <style:paragraph-properties fo:line-height="200%" fo:text-align="justify" style:justify-single-word="false"/>
      <style:text-properties fo:color="#000000" style:font-name="Liberation Serif" fo:font-size="12pt" fo:language="es" fo:country="MX" fo:font-weight="normal" officeooo:rsid="0043fc1d" officeooo:paragraph-rsid="004860f9" fo:background-color="#fafbfc" style:font-size-asian="12pt" style:font-size-complex="12pt"/>
    </style:style>
    <style:style style:name="P9" style:family="paragraph" style:parent-style-name="Standard">
      <style:paragraph-properties fo:line-height="200%" fo:text-align="justify" style:justify-single-word="false"/>
      <style:text-properties fo:color="#000000" style:font-name="Liberation Serif" fo:font-size="12pt" fo:language="es" fo:country="MX" style:font-size-asian="12pt" style:font-size-complex="12pt"/>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line-height="200%" fo:text-align="justify" style:justify-single-word="false"/>
      <style:text-properties officeooo:paragraph-rsid="003cdb53"/>
    </style:style>
    <style:style style:name="P12" style:family="paragraph" style:parent-style-name="Standard">
      <style:paragraph-properties fo:line-height="200%" fo:text-align="justify" style:justify-single-word="false"/>
      <style:text-properties officeooo:paragraph-rsid="004860f9"/>
    </style:style>
    <style:style style:name="P13" style:family="paragraph" style:parent-style-name="Standard">
      <style:paragraph-properties fo:line-height="200%" fo:text-align="justify" style:justify-single-word="false"/>
      <style:text-properties officeooo:paragraph-rsid="008b9614"/>
    </style:style>
    <style:style style:name="P14" style:family="paragraph" style:parent-style-name="Standard">
      <style:paragraph-properties fo:line-height="200%" fo:text-align="justify" style:justify-single-word="false"/>
      <style:text-properties officeooo:paragraph-rsid="00879514"/>
    </style:style>
    <style:style style:name="P15" style:family="paragraph" style:parent-style-name="Standard">
      <style:paragraph-properties fo:line-height="200%" fo:text-align="justify" style:justify-single-word="false"/>
      <style:text-properties style:font-name="Liberation Serif" fo:font-size="12pt" fo:language="es" fo:country="MX" style:font-size-asian="12pt" style:font-size-complex="12pt"/>
    </style:style>
    <style:style style:name="P16" style:family="paragraph" style:parent-style-name="Standard">
      <style:paragraph-properties fo:line-height="200%" fo:text-align="start" style:justify-single-word="false"/>
      <style:text-properties style:use-window-font-color="true" style:text-outline="false" style:text-line-through-style="none" style:text-line-through-type="none" style:font-name="Liberation Serif" fo:font-size="12pt" fo:letter-spacing="normal" fo:language="es" fo:country="MX" fo:font-style="normal" fo:text-shadow="none" style:text-underline-style="none" fo:font-weight="normal" officeooo:rsid="0025952d" officeooo:paragraph-rsid="00327699" style:letter-kerning="true" fo:background-color="#fafbfc" style:font-size-asian="12pt" style:font-style-asian="normal" style:font-weight-asian="normal" style:font-size-complex="12pt" style:text-emphasize="none"/>
    </style:style>
    <style:style style:name="P17" style:family="paragraph" style:parent-style-name="Footnote">
      <style:paragraph-properties fo:text-align="justify" style:justify-single-word="false"/>
      <style:text-properties officeooo:paragraph-rsid="006d440a"/>
    </style:style>
    <style:style style:name="P18" style:family="paragraph" style:parent-style-name="Footnote">
      <style:paragraph-properties fo:text-align="justify" style:justify-single-word="false"/>
      <style:text-properties officeooo:paragraph-rsid="006f23dd"/>
    </style:style>
    <style:style style:name="P19" style:family="paragraph" style:parent-style-name="Footnote">
      <style:paragraph-properties fo:text-align="justify" style:justify-single-word="false"/>
      <style:text-properties officeooo:paragraph-rsid="00702a14"/>
    </style:style>
    <style:style style:name="P20" style:family="paragraph" style:parent-style-name="Footnote">
      <style:paragraph-properties fo:text-align="justify" style:justify-single-word="false"/>
      <style:text-properties fo:color="#000000" style:font-name="Liberation Serif" fo:font-size="11pt" fo:language="es" fo:country="MX" fo:font-weight="normal" officeooo:paragraph-rsid="006cb4e7" fo:background-color="#fafbfc" style:font-size-asian="11pt" style:font-size-complex="11pt"/>
    </style:style>
    <style:style style:name="P21" style:family="paragraph" style:parent-style-name="Footnote">
      <style:paragraph-properties fo:text-align="justify" style:justify-single-word="false"/>
      <style:text-properties fo:color="#000000" style:font-name="Liberation Serif" fo:font-size="11pt" fo:language="es" fo:country="MX" fo:font-weight="normal" officeooo:paragraph-rsid="00702a14" fo:background-color="#fafbfc" style:font-size-asian="11pt" style:font-size-complex="11pt"/>
    </style:style>
    <style:style style:name="P22" style:family="paragraph" style:parent-style-name="Footnote">
      <style:text-properties officeooo:paragraph-rsid="006cb4e7"/>
    </style:style>
    <style:style style:name="P23" style:family="paragraph" style:parent-style-name="Standard">
      <style:paragraph-properties fo:line-height="200%" fo:text-align="center" style:justify-single-word="false" fo:break-before="page"/>
      <style:text-properties fo:color="#000000" style:font-name="Liberation Serif" fo:font-size="12pt" fo:language="es" fo:country="MX" fo:font-weight="normal" officeooo:rsid="006a05ac" officeooo:paragraph-rsid="006a05ac" fo:background-color="#fafbfc" style:font-size-asian="12pt" style:font-size-complex="12pt"/>
    </style:style>
    <style:style style:name="P24" style:family="paragraph" style:parent-style-name="Standard" style:master-page-name="">
      <loext:graphic-properties draw:fill="none"/>
      <style:paragraph-properties fo:margin-left="0.5in" fo:margin-right="0in" fo:line-height="200%" fo:text-align="start" style:justify-single-word="false" fo:text-indent="-0.5in" style:auto-text-indent="false" style:page-number="auto" fo:background-color="transparent"/>
      <style:text-properties fo:color="#000000" style:font-name="Liberation Serif" fo:font-size="12pt" fo:language="es" fo:country="MX" officeooo:rsid="006a05ac" officeooo:paragraph-rsid="006a05ac" style:font-size-asian="12pt" style:font-size-complex="12pt"/>
    </style:style>
    <style:style style:name="P25" style:family="paragraph" style:parent-style-name="Standard" style:master-page-name="">
      <loext:graphic-properties draw:fill="none"/>
      <style:paragraph-properties fo:margin-left="0in" fo:margin-right="0in" fo:line-height="200%" fo:text-align="justify" style:justify-single-word="false" fo:text-indent="0in" style:auto-text-indent="false" style:page-number="auto" fo:background-color="transparent"/>
      <style:text-properties officeooo:paragraph-rsid="009d3b83"/>
    </style:style>
    <style:style style:name="P26"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officeooo:paragraph-rsid="009d3b83"/>
    </style:style>
    <style:style style:name="P27" style:family="paragraph" style:parent-style-name="Standard">
      <style:paragraph-properties fo:line-height="200%" fo:text-align="justify" style:justify-single-word="false"/>
    </style:style>
    <style:style style:name="P28" style:family="paragraph" style:parent-style-name="Standard">
      <style:paragraph-properties fo:line-height="200%" fo:text-align="justify" style:justify-single-word="false"/>
      <style:text-properties officeooo:paragraph-rsid="00b3d1aa"/>
    </style:style>
    <style:style style:name="P29" style:family="paragraph" style:parent-style-name="Standard">
      <style:paragraph-properties fo:line-height="200%" fo:text-align="justify" style:justify-single-word="false"/>
      <style:text-properties officeooo:paragraph-rsid="00879514"/>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fo:font-weight="normal" fo:background-color="#fafbfc" loext:char-shading-value="0" style:font-style-asian="italic" style:font-style-complex="italic"/>
    </style:style>
    <style:style style:name="T2" style:family="text">
      <style:text-properties fo:font-style="italic" fo:font-weight="normal" officeooo:rsid="006b6d71" fo:background-color="#fafbfc" loext:char-shading-value="0" style:font-style-asian="italic" style:font-style-complex="italic"/>
    </style:style>
    <style:style style:name="T3" style:family="text">
      <style:text-properties officeooo:rsid="0022fc43"/>
    </style:style>
    <style:style style:name="T4" style:family="text">
      <style:text-properties officeooo:rsid="0025952d"/>
    </style:style>
    <style:style style:name="T5" style:family="text">
      <style:text-properties fo:color="#000000" style:font-name="Liberation Serif" fo:font-size="12pt" fo:language="es" fo:country="MX" fo:font-weight="normal" fo:background-color="#fafbfc" loext:char-shading-value="0" style:font-size-asian="12pt" style:font-size-complex="12pt"/>
    </style:style>
    <style:style style:name="T6" style:family="text">
      <style:text-properties fo:color="#000000" style:font-name="Liberation Serif" fo:font-size="12pt" fo:language="es" fo:country="MX" fo:font-weight="normal" officeooo:rsid="00276fef" fo:background-color="#fafbfc" loext:char-shading-value="0" style:font-size-asian="12pt" style:font-size-complex="12pt"/>
    </style:style>
    <style:style style:name="T7" style:family="text">
      <style:text-properties fo:color="#000000" style:font-name="Liberation Serif" fo:font-size="12pt" fo:language="es" fo:country="MX" fo:font-weight="normal" officeooo:rsid="00290613" fo:background-color="#fafbfc" loext:char-shading-value="0" style:font-size-asian="12pt" style:font-size-complex="12pt"/>
    </style:style>
    <style:style style:name="T8" style:family="text">
      <style:text-properties fo:color="#000000" style:font-name="Liberation Serif" fo:font-size="12pt" fo:language="es" fo:country="MX" fo:font-weight="normal" officeooo:rsid="00304471" fo:background-color="#fafbfc" loext:char-shading-value="0" style:font-size-asian="12pt" style:font-size-complex="12pt"/>
    </style:style>
    <style:style style:name="T9" style:family="text">
      <style:text-properties fo:color="#000000" style:font-name="Liberation Serif" fo:font-size="12pt" fo:language="es" fo:country="MX" fo:font-weight="normal" officeooo:rsid="00294c5f" fo:background-color="#fafbfc" loext:char-shading-value="0" style:font-size-asian="12pt" style:font-size-complex="12pt"/>
    </style:style>
    <style:style style:name="T10" style:family="text">
      <style:text-properties fo:color="#000000" style:font-name="Liberation Serif" fo:font-size="12pt" fo:language="es" fo:country="MX" fo:font-weight="normal" officeooo:rsid="00313a08" fo:background-color="#fafbfc" loext:char-shading-value="0" style:font-size-asian="12pt" style:font-size-complex="12pt"/>
    </style:style>
    <style:style style:name="T11" style:family="text">
      <style:text-properties fo:color="#000000" style:font-name="Liberation Serif" fo:font-size="12pt" fo:language="es" fo:country="MX" fo:font-weight="normal" officeooo:rsid="00327699" fo:background-color="#fafbfc" loext:char-shading-value="0" style:font-size-asian="12pt" style:font-size-complex="12pt"/>
    </style:style>
    <style:style style:name="T12" style:family="text">
      <style:text-properties fo:color="#000000" style:font-name="Liberation Serif" fo:font-size="12pt" fo:language="es" fo:country="MX" fo:font-weight="normal" officeooo:rsid="003398b0" fo:background-color="#fafbfc" loext:char-shading-value="0" style:font-size-asian="12pt" style:font-size-complex="12pt"/>
    </style:style>
    <style:style style:name="T13" style:family="text">
      <style:text-properties fo:color="#000000" style:font-name="Liberation Serif" fo:font-size="12pt" fo:language="es" fo:country="MX" fo:font-weight="normal" officeooo:rsid="0034d60a" fo:background-color="#fafbfc" loext:char-shading-value="0" style:font-size-asian="12pt" style:font-size-complex="12pt"/>
    </style:style>
    <style:style style:name="T14" style:family="text">
      <style:text-properties fo:color="#000000" style:font-name="Liberation Serif" fo:font-size="12pt" fo:language="es" fo:country="MX" fo:font-weight="normal" officeooo:rsid="0034e5c7" fo:background-color="#fafbfc" loext:char-shading-value="0" style:font-size-asian="12pt" style:font-size-complex="12pt"/>
    </style:style>
    <style:style style:name="T15" style:family="text">
      <style:text-properties fo:color="#000000" style:font-name="Liberation Serif" fo:font-size="12pt" fo:language="es" fo:country="MX" fo:font-weight="normal" officeooo:rsid="00365f52" fo:background-color="#fafbfc" loext:char-shading-value="0" style:font-size-asian="12pt" style:font-size-complex="12pt"/>
    </style:style>
    <style:style style:name="T16" style:family="text">
      <style:text-properties fo:color="#000000" style:font-name="Liberation Serif" fo:font-size="12pt" fo:language="es" fo:country="MX" fo:font-weight="normal" officeooo:rsid="00385ac9" fo:background-color="#fafbfc" loext:char-shading-value="0" style:font-size-asian="12pt" style:font-size-complex="12pt"/>
    </style:style>
    <style:style style:name="T17" style:family="text">
      <style:text-properties fo:color="#000000" style:font-name="Liberation Serif" fo:font-size="12pt" fo:language="es" fo:country="MX" fo:font-weight="normal" officeooo:rsid="003998b7" fo:background-color="#fafbfc" loext:char-shading-value="0" style:font-size-asian="12pt" style:font-size-complex="12pt"/>
    </style:style>
    <style:style style:name="T18" style:family="text">
      <style:text-properties fo:color="#000000" style:font-name="Liberation Serif" fo:font-size="12pt" fo:language="es" fo:country="MX" fo:font-weight="normal" officeooo:rsid="003b10de" fo:background-color="#fafbfc" loext:char-shading-value="0" style:font-size-asian="12pt" style:font-size-complex="12pt"/>
    </style:style>
    <style:style style:name="T19" style:family="text">
      <style:text-properties fo:color="#000000" style:font-name="Liberation Serif" fo:font-size="12pt" fo:language="es" fo:country="MX" fo:font-weight="normal" officeooo:rsid="003b1cab" fo:background-color="#fafbfc" loext:char-shading-value="0" style:font-size-asian="12pt" style:font-size-complex="12pt"/>
    </style:style>
    <style:style style:name="T20" style:family="text">
      <style:text-properties fo:color="#000000" style:font-name="Liberation Serif" fo:font-size="12pt" fo:language="es" fo:country="MX" fo:font-weight="normal" officeooo:rsid="003cdb53" fo:background-color="#fafbfc" loext:char-shading-value="0" style:font-size-asian="12pt" style:font-size-complex="12pt"/>
    </style:style>
    <style:style style:name="T21" style:family="text">
      <style:text-properties fo:color="#000000" style:font-name="Liberation Serif" fo:font-size="12pt" fo:language="es" fo:country="MX" fo:font-weight="normal" officeooo:rsid="003eb5ad" fo:background-color="#fafbfc" loext:char-shading-value="0" style:font-size-asian="12pt" style:font-size-complex="12pt"/>
    </style:style>
    <style:style style:name="T22" style:family="text">
      <style:text-properties fo:color="#000000" style:font-name="Liberation Serif" fo:font-size="12pt" fo:language="es" fo:country="MX" fo:font-weight="normal" officeooo:rsid="003fa286" fo:background-color="#fafbfc" loext:char-shading-value="0" style:font-size-asian="12pt" style:font-size-complex="12pt"/>
    </style:style>
    <style:style style:name="T23" style:family="text">
      <style:text-properties fo:color="#000000" style:font-name="Liberation Serif" fo:font-size="12pt" fo:language="es" fo:country="MX" fo:font-weight="normal" officeooo:rsid="00417032" fo:background-color="#fafbfc" loext:char-shading-value="0" style:font-size-asian="12pt" style:font-size-complex="12pt"/>
    </style:style>
    <style:style style:name="T24" style:family="text">
      <style:text-properties fo:color="#000000" style:font-name="Liberation Serif" fo:font-size="12pt" fo:language="es" fo:country="MX" fo:font-weight="normal" officeooo:rsid="0043fc1d" fo:background-color="#fafbfc" loext:char-shading-value="0" style:font-size-asian="12pt" style:font-size-complex="12pt"/>
    </style:style>
    <style:style style:name="T25" style:family="text">
      <style:text-properties fo:color="#000000" style:font-name="Liberation Serif" fo:font-size="12pt" fo:language="es" fo:country="MX" fo:font-weight="normal" officeooo:rsid="0046679b" fo:background-color="#fafbfc" loext:char-shading-value="0" style:font-size-asian="12pt" style:font-size-complex="12pt"/>
    </style:style>
    <style:style style:name="T26" style:family="text">
      <style:text-properties fo:color="#000000" style:font-name="Liberation Serif" fo:font-size="12pt" fo:language="es" fo:country="MX" fo:font-weight="normal" officeooo:rsid="004860f9" fo:background-color="#fafbfc" loext:char-shading-value="0" style:font-size-asian="12pt" style:font-size-complex="12pt"/>
    </style:style>
    <style:style style:name="T27" style:family="text">
      <style:text-properties fo:color="#000000" style:font-name="Liberation Serif" fo:font-size="12pt" fo:language="es" fo:country="MX" fo:font-weight="normal" officeooo:rsid="004ca974" fo:background-color="#fafbfc" loext:char-shading-value="0" style:font-size-asian="12pt" style:font-size-complex="12pt"/>
    </style:style>
    <style:style style:name="T28" style:family="text">
      <style:text-properties fo:color="#000000" style:font-name="Liberation Serif" fo:font-size="12pt" fo:language="es" fo:country="MX" fo:font-weight="normal" officeooo:rsid="004fefc3" fo:background-color="#fafbfc" loext:char-shading-value="0" style:font-size-asian="12pt" style:font-size-complex="12pt"/>
    </style:style>
    <style:style style:name="T29" style:family="text">
      <style:text-properties fo:color="#000000" style:font-name="Liberation Serif" fo:font-size="12pt" fo:language="es" fo:country="MX" fo:font-weight="normal" officeooo:rsid="00514bf8" fo:background-color="#fafbfc" loext:char-shading-value="0" style:font-size-asian="12pt" style:font-size-complex="12pt"/>
    </style:style>
    <style:style style:name="T30" style:family="text">
      <style:text-properties fo:color="#000000" style:font-name="Liberation Serif" fo:font-size="12pt" fo:language="es" fo:country="MX" fo:font-weight="normal" officeooo:rsid="005d40c7" fo:background-color="#fafbfc" loext:char-shading-value="0" style:font-size-asian="12pt" style:font-size-complex="12pt"/>
    </style:style>
    <style:style style:name="T31" style:family="text">
      <style:text-properties fo:color="#000000" style:font-name="Liberation Serif" fo:font-size="12pt" fo:language="es" fo:country="MX" fo:font-weight="normal" officeooo:rsid="006509d0" fo:background-color="#fafbfc" loext:char-shading-value="0" style:font-size-asian="12pt" style:font-size-complex="12pt"/>
    </style:style>
    <style:style style:name="T32" style:family="text">
      <style:text-properties fo:color="#000000" style:font-name="Liberation Serif" fo:font-size="12pt" fo:language="es" fo:country="MX" fo:font-weight="normal" officeooo:rsid="0066f969" fo:background-color="#fafbfc" loext:char-shading-value="0" style:font-size-asian="12pt" style:font-size-complex="12pt"/>
    </style:style>
    <style:style style:name="T33" style:family="text">
      <style:text-properties fo:color="#000000" style:font-name="Liberation Serif" fo:font-size="12pt" fo:language="es" fo:country="MX" fo:font-weight="normal" officeooo:rsid="00727cf4" fo:background-color="#fafbfc" loext:char-shading-value="0" style:font-size-asian="12pt" style:font-size-complex="12pt"/>
    </style:style>
    <style:style style:name="T34" style:family="text">
      <style:text-properties fo:color="#000000" style:font-name="Liberation Serif" fo:font-size="12pt" fo:language="es" fo:country="MX" fo:font-weight="normal" officeooo:rsid="006b6d71" fo:background-color="#fafbfc" loext:char-shading-value="0" style:font-size-asian="12pt" style:font-size-complex="12pt"/>
    </style:style>
    <style:style style:name="T35" style:family="text">
      <style:text-properties fo:color="#000000" style:font-name="Liberation Serif" fo:font-size="12pt" fo:language="es" fo:country="MX" fo:font-weight="normal" officeooo:rsid="0075fdc7" fo:background-color="#fafbfc" loext:char-shading-value="0" style:font-size-asian="12pt" style:font-size-complex="12pt"/>
    </style:style>
    <style:style style:name="T36" style:family="text">
      <style:text-properties fo:color="#000000" style:font-name="Liberation Serif" fo:font-size="12pt" fo:language="es" fo:country="MX" fo:font-weight="normal" officeooo:rsid="00799700" fo:background-color="#fafbfc" loext:char-shading-value="0" style:font-size-asian="12pt" style:font-size-complex="12pt"/>
    </style:style>
    <style:style style:name="T37" style:family="text">
      <style:text-properties fo:color="#000000" style:font-name="Liberation Serif" fo:font-size="12pt" fo:language="es" fo:country="MX" fo:font-weight="normal" officeooo:rsid="007c3108" fo:background-color="#fafbfc" loext:char-shading-value="0" style:font-size-asian="12pt" style:font-size-complex="12pt"/>
    </style:style>
    <style:style style:name="T38" style:family="text">
      <style:text-properties fo:color="#000000" style:font-name="Liberation Serif" fo:font-size="12pt" fo:language="es" fo:country="MX" fo:font-weight="normal" officeooo:rsid="00814b70" fo:background-color="#fafbfc" loext:char-shading-value="0" style:font-size-asian="12pt" style:font-size-complex="12pt"/>
    </style:style>
    <style:style style:name="T39" style:family="text">
      <style:text-properties fo:color="#000000" style:font-name="Liberation Serif" fo:font-size="12pt" fo:language="es" fo:country="MX" fo:font-weight="normal" officeooo:rsid="0083e483" fo:background-color="#fafbfc" loext:char-shading-value="0" style:font-size-asian="12pt" style:font-size-complex="12pt"/>
    </style:style>
    <style:style style:name="T40" style:family="text">
      <style:text-properties fo:color="#000000" style:font-name="Liberation Serif" fo:font-size="12pt" fo:language="es" fo:country="MX" fo:font-weight="normal" officeooo:rsid="008069dc" fo:background-color="#fafbfc" loext:char-shading-value="0" style:font-size-asian="12pt" style:font-size-complex="12pt"/>
    </style:style>
    <style:style style:name="T41" style:family="text">
      <style:text-properties fo:color="#000000" style:font-name="Liberation Serif" fo:font-size="12pt" fo:language="es" fo:country="MX" fo:font-weight="normal" officeooo:rsid="00865d6a" fo:background-color="#fafbfc" loext:char-shading-value="0" style:font-size-asian="12pt" style:font-size-complex="12pt"/>
    </style:style>
    <style:style style:name="T42" style:family="text">
      <style:text-properties fo:color="#000000" style:font-name="Liberation Serif" fo:font-size="12pt" fo:language="es" fo:country="MX" fo:font-weight="normal" officeooo:rsid="00879514" fo:background-color="#fafbfc" loext:char-shading-value="0" style:font-size-asian="12pt" style:font-size-complex="12pt"/>
    </style:style>
    <style:style style:name="T43" style:family="text">
      <style:text-properties fo:color="#000000" style:font-name="Liberation Serif" fo:font-size="12pt" fo:language="es" fo:country="MX" fo:font-weight="normal" officeooo:rsid="008b5658" fo:background-color="#fafbfc" loext:char-shading-value="0" style:font-size-asian="12pt" style:font-size-complex="12pt"/>
    </style:style>
    <style:style style:name="T44" style:family="text">
      <style:text-properties fo:color="#000000" style:font-name="Liberation Serif" fo:font-size="12pt" fo:language="es" fo:country="MX" fo:font-weight="normal" officeooo:rsid="008b9614" fo:background-color="#fafbfc" loext:char-shading-value="0" style:font-size-asian="12pt" style:font-size-complex="12pt"/>
    </style:style>
    <style:style style:name="T45" style:family="text">
      <style:text-properties fo:color="#000000" style:font-name="Liberation Serif" fo:font-size="12pt" fo:language="es" fo:country="MX" fo:font-weight="normal" officeooo:rsid="008d03bb" fo:background-color="#fafbfc" loext:char-shading-value="0" style:font-size-asian="12pt" style:font-size-complex="12pt"/>
    </style:style>
    <style:style style:name="T46" style:family="text">
      <style:text-properties fo:color="#000000" style:font-name="Liberation Serif" fo:font-size="12pt" fo:language="es" fo:country="MX" fo:font-weight="normal" officeooo:rsid="008d2009" fo:background-color="#fafbfc" loext:char-shading-value="0" style:font-size-asian="12pt" style:font-size-complex="12pt"/>
    </style:style>
    <style:style style:name="T47" style:family="text">
      <style:text-properties fo:color="#000000" style:font-name="Liberation Serif" fo:font-size="12pt" fo:language="es" fo:country="MX" fo:font-weight="normal" officeooo:rsid="008e8c28" fo:background-color="#fafbfc" loext:char-shading-value="0" style:font-size-asian="12pt" style:font-size-complex="12pt"/>
    </style:style>
    <style:style style:name="T48" style:family="text">
      <style:text-properties fo:color="#000000" style:font-name="Liberation Serif" fo:font-size="12pt" fo:language="es" fo:country="MX" fo:font-weight="normal" officeooo:rsid="009088ee" fo:background-color="#fafbfc" loext:char-shading-value="0" style:font-size-asian="12pt" style:font-size-complex="12pt"/>
    </style:style>
    <style:style style:name="T49" style:family="text">
      <style:text-properties fo:color="#000000" style:font-name="Liberation Serif" fo:font-size="12pt" fo:language="es" fo:country="MX" fo:font-weight="normal" officeooo:rsid="009147d5" fo:background-color="#fafbfc" loext:char-shading-value="0" style:font-size-asian="12pt" style:font-size-complex="12pt"/>
    </style:style>
    <style:style style:name="T50" style:family="text">
      <style:text-properties fo:color="#000000" style:font-name="Liberation Serif" fo:font-size="12pt" fo:language="es" fo:country="MX" fo:font-weight="normal" officeooo:rsid="009659fe" fo:background-color="#fafbfc" loext:char-shading-value="0" style:font-size-asian="12pt" style:font-size-complex="12pt"/>
    </style:style>
    <style:style style:name="T51" style:family="text">
      <style:text-properties fo:color="#000000" style:font-name="Liberation Serif" fo:font-size="12pt" fo:language="es" fo:country="MX" fo:font-weight="normal" officeooo:rsid="009859e2" fo:background-color="#fafbfc" loext:char-shading-value="0" style:font-size-asian="12pt" style:font-size-complex="12pt"/>
    </style:style>
    <style:style style:name="T52" style:family="text">
      <style:text-properties fo:color="#000000" style:font-name="Liberation Serif" fo:font-size="12pt" fo:language="es" fo:country="MX" fo:font-weight="normal" officeooo:rsid="009a271e" fo:background-color="#fafbfc" loext:char-shading-value="0" style:font-size-asian="12pt" style:font-size-complex="12pt"/>
    </style:style>
    <style:style style:name="T53" style:family="text">
      <style:text-properties fo:color="#000000" style:font-name="Liberation Serif" fo:font-size="12pt" fo:language="es" fo:country="MX" fo:font-weight="normal" officeooo:rsid="009fd27a" fo:background-color="#fafbfc" loext:char-shading-value="0" style:font-size-asian="12pt" style:font-size-complex="12pt"/>
    </style:style>
    <style:style style:name="T54" style:family="text">
      <style:text-properties fo:color="#000000" style:font-name="Liberation Serif" fo:font-size="12pt" fo:language="es" fo:country="MX" fo:font-weight="normal" officeooo:rsid="009ffbec" fo:background-color="#fafbfc" loext:char-shading-value="0" style:font-size-asian="12pt" style:font-size-complex="12pt"/>
    </style:style>
    <style:style style:name="T55" style:family="text">
      <style:text-properties fo:color="#000000" style:font-name="Liberation Serif" fo:font-size="12pt" fo:language="es" fo:country="MX" fo:font-weight="normal" officeooo:rsid="00a1921d" fo:background-color="#fafbfc" loext:char-shading-value="0" style:font-size-asian="12pt" style:font-size-complex="12pt"/>
    </style:style>
    <style:style style:name="T56" style:family="text">
      <style:text-properties fo:color="#000000" style:font-name="Liberation Serif" fo:font-size="12pt" fo:language="es" fo:country="MX" fo:font-weight="normal" officeooo:rsid="00a22c36" fo:background-color="#fafbfc" loext:char-shading-value="0" style:font-size-asian="12pt" style:font-size-complex="12pt"/>
    </style:style>
    <style:style style:name="T57" style:family="text">
      <style:text-properties fo:color="#000000" style:font-name="Liberation Serif" fo:font-size="12pt" fo:language="es" fo:country="MX" fo:font-weight="normal" officeooo:rsid="00a4dc0a" fo:background-color="#fafbfc" loext:char-shading-value="0" style:font-size-asian="12pt" style:font-size-complex="12pt"/>
    </style:style>
    <style:style style:name="T58" style:family="text">
      <style:text-properties fo:color="#000000" style:font-name="Liberation Serif" fo:font-size="12pt" fo:language="es" fo:country="MX" fo:font-weight="normal" officeooo:rsid="00a62555" fo:background-color="#fafbfc" loext:char-shading-value="0" style:font-size-asian="12pt" style:font-size-complex="12pt"/>
    </style:style>
    <style:style style:name="T59" style:family="text">
      <style:text-properties fo:color="#000000" style:font-name="Liberation Serif" fo:font-size="12pt" fo:language="es" fo:country="MX" fo:font-weight="normal" officeooo:rsid="00a75e94" fo:background-color="#fafbfc" loext:char-shading-value="0" style:font-size-asian="12pt" style:font-size-complex="12pt"/>
    </style:style>
    <style:style style:name="T60" style:family="text">
      <style:text-properties fo:color="#000000" style:font-name="Liberation Serif" fo:font-size="12pt" fo:language="es" fo:country="MX" fo:font-weight="normal" officeooo:rsid="00a8c7f9" fo:background-color="#fafbfc" loext:char-shading-value="0" style:font-size-asian="12pt" style:font-size-complex="12pt"/>
    </style:style>
    <style:style style:name="T61" style:family="text">
      <style:text-properties fo:color="#000000" style:font-name="Liberation Serif" fo:font-size="12pt" fo:language="es" fo:country="MX" fo:font-weight="normal" officeooo:rsid="00b3d1aa" fo:background-color="#fafbfc" loext:char-shading-value="0" style:font-size-asian="12pt" style:font-size-complex="12pt"/>
    </style:style>
    <style:style style:name="T62" style:family="text">
      <style:text-properties fo:color="#000000" style:font-name="Liberation Serif" fo:font-size="12pt" fo:language="es" fo:country="MX" fo:font-weight="normal" officeooo:rsid="00b53b63" fo:background-color="#fafbfc" loext:char-shading-value="0" style:font-size-asian="12pt" style:font-size-complex="12pt"/>
    </style:style>
    <style:style style:name="T63" style:family="text">
      <style:text-properties fo:color="#000000" style:font-name="Liberation Serif" fo:font-size="11pt" fo:language="es" fo:country="MX" fo:font-weight="normal" fo:background-color="#fafbfc" loext:char-shading-value="0" style:font-size-asian="11pt" style:font-size-complex="11pt"/>
    </style:style>
    <style:style style:name="T64" style:family="text">
      <style:text-properties fo:color="#000000" style:font-name="Liberation Serif" fo:font-size="11pt" fo:language="es" fo:country="MX" fo:font-weight="normal" officeooo:rsid="004b1d7e" fo:background-color="#fafbfc" loext:char-shading-value="0" style:font-size-asian="11pt" style:font-size-complex="11pt"/>
    </style:style>
    <style:style style:name="T65" style:family="text">
      <style:text-properties fo:color="#000000" style:font-name="Liberation Serif" fo:font-size="11pt" fo:language="es" fo:country="MX" fo:font-weight="normal" officeooo:rsid="004bb702" fo:background-color="#fafbfc" loext:char-shading-value="0" style:font-size-asian="11pt" style:font-size-complex="11pt"/>
    </style:style>
    <style:style style:name="T66" style:family="text">
      <style:text-properties fo:color="#000000" style:font-name="Liberation Serif" fo:font-size="11pt" fo:language="es" fo:country="MX" fo:font-weight="normal" officeooo:rsid="004ca974" fo:background-color="#fafbfc" loext:char-shading-value="0" style:font-size-asian="11pt" style:font-size-complex="11pt"/>
    </style:style>
    <style:style style:name="T67" style:family="text">
      <style:text-properties fo:color="#000000" style:font-name="Liberation Serif" fo:font-size="11pt" fo:language="es" fo:country="MX" fo:font-weight="normal" officeooo:rsid="0059ade4" fo:background-color="#fafbfc" loext:char-shading-value="0" style:font-size-asian="11pt" style:font-size-complex="11pt"/>
    </style:style>
    <style:style style:name="T68" style:family="text">
      <style:text-properties fo:color="#000000" style:font-name="Liberation Serif" fo:font-size="11pt" fo:language="es" fo:country="MX" fo:font-weight="normal" officeooo:rsid="0066f969" fo:background-color="#fafbfc" loext:char-shading-value="0" style:font-size-asian="11pt" style:font-size-complex="11pt"/>
    </style:style>
    <style:style style:name="T69" style:family="text">
      <style:text-properties fo:color="#000000" style:font-name="Liberation Serif" fo:font-size="11pt" fo:language="es" fo:country="MX" fo:font-weight="normal" officeooo:rsid="009088ee" fo:background-color="#fafbfc" loext:char-shading-value="0" style:font-size-asian="11pt" style:font-size-complex="11pt"/>
    </style:style>
    <style:style style:name="T70" style:family="text">
      <style:text-properties fo:color="#000000" style:font-name="Liberation Serif" fo:font-size="11pt" fo:language="es" fo:country="MX" fo:font-weight="normal" officeooo:rsid="009117d0" fo:background-color="#fafbfc" loext:char-shading-value="0" style:font-size-asian="11pt" style:font-size-complex="11pt"/>
    </style:style>
    <style:style style:name="T71" style:family="text">
      <style:text-properties fo:color="#000000" style:font-name="Liberation Serif" fo:font-size="11pt" fo:language="es" fo:country="MX" fo:font-style="italic" fo:font-weight="normal" fo:background-color="#fafbfc" loext:char-shading-value="0" style:font-size-asian="11pt" style:font-size-complex="11pt"/>
    </style:style>
    <style:style style:name="T72" style:family="text">
      <style:text-properties fo:color="#000000" fo:language="es" fo:country="MX" fo:background-color="#fafbfc" loext:char-shading-value="0" style:font-size-asian="12pt"/>
    </style:style>
    <style:style style:name="T73" style:family="text">
      <style:text-properties fo:color="#000000" style:font-name="Liberation Serif1" fo:font-size="12pt" fo:language="es" fo:country="MX" fo:font-weight="normal" officeooo:rsid="00b3d1aa" fo:background-color="#fafbfc" loext:char-shading-value="0" style:font-name-asian="Liberation Serif1" style:font-size-asian="12pt" style:font-name-complex="Liberation Serif1" style:font-size-complex="12pt"/>
    </style:style>
    <style:style style:name="T74" style:family="text">
      <style:text-properties fo:font-size="11pt" officeooo:rsid="00686608" style:font-size-asian="11pt" style:font-size-complex="11pt"/>
    </style:style>
    <style:style style:name="T75" style:family="text">
      <style:text-properties fo:font-size="11pt" officeooo:rsid="006a05ac" style:font-size-asian="11pt" style:font-size-complex="11pt"/>
    </style:style>
    <style:style style:name="T76" style:family="text">
      <style:text-properties fo:font-size="11pt" officeooo:rsid="00702a14" style:font-size-asian="11pt" style:font-size-complex="11pt"/>
    </style:style>
    <style:style style:name="T77" style:family="text">
      <style:text-properties fo:font-size="11pt" officeooo:rsid="00702a14" style:font-size-asian="11pt" style:font-size-complex="11pt" loext:padding="0.0193in" loext:border="0.06pt solid #000000"/>
    </style:style>
    <style:style style:name="T78" style:family="text">
      <style:text-properties fo:font-size="11pt" officeooo:rsid="007182ad" style:font-size-asian="11pt" style:font-size-complex="11pt"/>
    </style:style>
    <style:style style:name="T79" style:family="text">
      <style:text-properties fo:font-size="11pt" officeooo:rsid="008ad2f3" style:font-size-asian="11pt" style:font-size-complex="11pt"/>
    </style:style>
    <style:style style:name="T80" style:family="text">
      <style:text-properties fo:font-size="11pt" officeooo:rsid="002f7c46" style:font-size-asian="11pt" style:font-size-complex="11pt"/>
    </style:style>
    <style:style style:name="T81" style:family="text">
      <style:text-properties fo:font-size="11pt" fo:language="es" fo:country="MX" style:font-size-asian="11pt" style:font-size-complex="11pt"/>
    </style:style>
    <style:style style:name="T82" style:family="text">
      <style:text-properties fo:font-size="11pt" fo:language="es" fo:country="MX" officeooo:rsid="0052cf47" style:font-size-asian="11pt" style:font-size-complex="11pt"/>
    </style:style>
    <style:style style:name="T83" style:family="text">
      <style:text-properties fo:font-size="11pt" fo:language="es" fo:country="MX" officeooo:rsid="00534692" style:font-size-asian="11pt" style:font-size-complex="11pt"/>
    </style:style>
    <style:style style:name="T84" style:family="text">
      <style:text-properties fo:font-size="11pt" fo:language="es" fo:country="MX" officeooo:rsid="0067fd2e" style:font-size-asian="11pt" style:font-size-complex="11pt"/>
    </style:style>
    <style:style style:name="T85" style:family="text">
      <style:text-properties fo:font-size="11pt" fo:language="es" fo:country="MX" officeooo:rsid="002c84e2" style:font-size-asian="11pt" style:font-size-complex="11pt"/>
    </style:style>
    <style:style style:name="T86" style:family="text">
      <style:text-properties fo:font-size="11pt" fo:language="es" fo:country="MX" officeooo:rsid="002e0716" style:font-size-asian="11pt" style:font-size-complex="11pt"/>
    </style:style>
    <style:style style:name="T87" style:family="text">
      <style:text-properties fo:font-size="11pt" fo:language="es" fo:country="MX" officeooo:rsid="006d440a" style:font-size-asian="11pt" style:font-size-complex="11pt"/>
    </style:style>
    <style:style style:name="T88" style:family="text">
      <style:text-properties fo:font-size="11pt" fo:language="es" fo:country="MX" officeooo:rsid="006509d0" style:font-size-asian="11pt" style:font-size-complex="11pt"/>
    </style:style>
    <style:style style:name="T89" style:family="text">
      <style:text-properties officeooo:rsid="00327699"/>
    </style:style>
    <style:style style:name="T90" style:family="text">
      <style:text-properties officeooo:rsid="0043fc1d"/>
    </style:style>
    <style:style style:name="T91" style:family="text">
      <style:text-properties fo:language="es" fo:country="MX"/>
    </style:style>
    <style:style style:name="T92" style:family="text">
      <style:text-properties fo:language="es" fo:country="MX" officeooo:rsid="002e0716"/>
    </style:style>
    <style:style style:name="T93" style:family="text">
      <style:text-properties fo:language="es" fo:country="MX" fo:font-weight="normal" officeooo:rsid="00a8c7f9" fo:background-color="#fafbfc" loext:char-shading-value="0"/>
    </style:style>
    <style:style style:name="T94" style:family="text">
      <style:text-properties fo:language="es" fo:country="MX" fo:font-weight="normal" officeooo:rsid="00aa6380" fo:background-color="#fafbfc" loext:char-shading-value="0"/>
    </style:style>
    <style:style style:name="T95" style:family="text">
      <style:text-properties fo:font-weight="normal" fo:background-color="#fafbfc" loext:char-shading-value="0"/>
    </style:style>
    <style:style style:name="T96" style:family="text">
      <style:text-properties fo:font-weight="normal" officeooo:rsid="006b6d71" fo:background-color="#fafbfc" loext:char-shading-value="0"/>
    </style:style>
    <style:style style:name="T97" style:family="text">
      <style:text-properties style:font-name="Liberation Serif" fo:font-size="12pt" fo:language="es" fo:country="MX" fo:font-style="normal" fo:font-weight="normal" style:font-size-asian="12pt" style:font-style-asian="normal" style:font-weight-asian="normal" style:font-size-complex="12pt"/>
    </style:style>
    <style:style style:name="T98" style:family="text">
      <style:text-properties style:font-name="Liberation Serif" fo:font-size="12pt" fo:language="es" fo:country="MX" fo:font-style="normal" fo:font-weight="normal" officeooo:rsid="005b5969" style:font-size-asian="12pt" style:font-style-asian="normal" style:font-weight-asian="normal" style:font-size-complex="12pt"/>
    </style:style>
    <style:style style:name="T99" style:family="text">
      <style:text-properties style:font-name="Liberation Serif" fo:font-size="12pt" fo:language="es" fo:country="MX" style:font-size-asian="12pt" style:font-size-complex="12pt"/>
    </style:style>
    <style:style style:name="T100" style:family="text">
      <style:text-properties officeooo:rsid="005b5969"/>
    </style:style>
    <style:style style:name="T101" style:family="text">
      <style:text-properties fo:font-style="normal" fo:font-weight="normal" officeooo:rsid="006b6d71" fo:background-color="#fafbfc" loext:char-shading-value="0" style:font-style-asian="normal" style:font-style-complex="normal"/>
    </style:style>
    <style:style style:name="T102" style:family="text">
      <style:text-properties officeooo:rsid="0075fdc7"/>
    </style:style>
    <style:style style:name="T103" style:family="text">
      <style:text-properties officeooo:rsid="007870a1"/>
    </style:style>
    <style:style style:name="T104" style:family="text">
      <style:text-properties officeooo:rsid="00892e60"/>
    </style:style>
    <style:style style:name="T105" style:family="text">
      <style:text-properties style:use-window-font-color="true" style:text-outline="false" style:text-line-through-style="none" style:text-line-through-type="none" style:font-name="Liberation Serif" fo:font-size="12pt" fo:letter-spacing="normal" fo:language="es" fo:country="MX" fo:font-style="normal" fo:text-shadow="none" style:text-underline-style="none" fo:font-weight="normal" officeooo:rsid="0025952d" style:letter-kerning="true" fo:background-color="#fafbfc" loext:char-shading-value="0" style:font-size-asian="12pt" style:font-style-asian="normal" style:font-weight-asian="normal" style:font-size-complex="12pt" style:text-emphasize="none"/>
    </style:style>
    <style:style style:name="T106" style:family="text">
      <style:text-properties officeooo:rsid="00aa6380"/>
    </style:style>
    <style:style style:name="T1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pítulo 2: análisis de los resultados</text:p>
      <text:p text:style-name="P4">1. Unas salvedades</text:p>
      <text:p text:style-name="P16"/>
      <text:p text:style-name="P1"><text:span text:style-name="T4">1.1. L</text:span>os ejes <text:span text:style-name="T104">verticales</text:span> reales</text:p>
      <text:p text:style-name="P1"/>
      <text:p text:style-name="P13"><text:span text:style-name="T105">Para analizar los resultados, primero tengo que aclarar un par de cosas. </text:span><text:span text:style-name="T5">Primero quiero escribir un poco sobre los ejes </text:span><text:span text:style-name="T6">verticales</text:span><text:span text:style-name="T5">. La gráfica de estilo tiene un rango que va de 2.745657 a 3.300022, y la de tema uno que va de 0.4275955 a 0.5543502. Estos números pueden parecer muy pequeños, pero antes de hacer ese juicio hay que entender qué significan. Como ya describí en el capítulo anterior, lo que representan los ejes </text:span><text:span text:style-name="T6">verticales</text:span><text:span text:style-name="T5"> en ambas gráficas es el resultado de un cálculo de distancias en un espacio multidimensional. Veamos la gráfica de estilo. En el caso del año 2020, por ejemplo, las distancias promedio entre los trabajos de titulación resultaron ser de 2.745657.</text:span><text:span text:style-name="T5"><text:note text:id="ftn1" text:note-class="footnote"><text:note-citation>1</text:note-citation><text:note-body><text:p text:style-name="P22"><text:span text:style-name="T79">V</text:span><text:span text:style-name="T80">oy a redondear 2.745657 a 2.75.</text:span></text:p></text:note-body></text:note></text:span><text:span text:style-name="T5"> ¿2.75… qué? Lo que estamos viendo cuando vemos ese 2.75 es una condensación de datos. Recordemos que lo que medimos en el capítulo pasado fueron las frecuencias relativas de las 150 palabras más comunes. Es tentador pensar que ese 2.75 es 2.75%, puesto que las frecuencias relativas se miden en porcentajes. Sin embargo, estaríamos cometiendo un error. Ese 2.75 es resultado de, </text:span><text:span text:style-name="T10">dicho </text:span><text:span text:style-name="T6">sencillament</text:span><text:span text:style-name="T10">e</text:span><text:span text:style-name="T5">, sacar la hipotenusa de un triángulo </text:span><text:span text:style-name="T43">(dentro de un espacio multidimensional, bla bla bla, pero eso es lo que está pasando cuando se usa la función "dist()" en R)</text:span><text:span text:style-name="T5">. El número 2.75 no representa nada que podamos ver en el mundo real: es más bien el resultado de varios procesos de simplificación de datos. Es por esto que no es acertado pensar que 2.75 es mucho ni que es muy poco. La información valiosa que sale de esta gráfica viene de comparar los datos a lo largo de los años y de observar la tendencia. </text:span><text:span text:style-name="T6">Dicho de otra manera, </text:span><text:span text:style-name="T43">el valor del punto (2020, 2.75)</text:span><text:span text:style-name="T6"> surge en relación con los demás datos, no de manera independiente.</text:span><text:span text:style-name="T5"> Entonces, en 2020 hubo 2.75 ¿qué?. Nada, no hubo 2.75 nada. Esto mismo aplica para </text:span><text:soft-page-break/><text:span text:style-name="T5">la gráfica de temas. No es que en el 2011 haya habido 0.55 temas, ni que hayan sido 55%</text:span><text:span text:style-name="T5"><text:note text:id="ftn2" text:note-class="footnote"><text:note-citation>2</text:note-citation><text:note-body><text:p text:style-name="P20">Recordemos que el software de modelado de temas que usé califica los temas del 0 al 1, que se puede interpretar como de 0% al 100%, por lo que 0.55 sería lo mismo 55%.</text:p></text:note-body></text:note></text:span><text:span text:style-name="T5"> diferentes entre sí los temas de los trabajos de ese año. </text:span><text:span text:style-name="T8">Para esta investigación, no</text:span><text:span text:style-name="T5"> es posible interpretar los </text:span><text:span text:style-name="T6">valores</text:span><text:span text:style-name="T5"> de los ejes </text:span><text:span text:style-name="T6">verticales</text:span><text:span text:style-name="T5"> como lo haríamos en una gráfica más común: </text:span><text:span text:style-name="T6">extraemos información de</text:span><text:span text:style-name="T5"> la variación a lo largo del tiempo y </text:span><text:span text:style-name="T6">de</text:span><text:span text:style-name="T5"> las tendencias.</text:span><text:span text:style-name="T5"><text:note text:id="ftn3" text:note-class="footnote"><text:note-citation>3</text:note-citation><text:note-body><text:p text:style-name="P17"><text:span text:style-name="T82">Una gráfica común sería, por ejemplo, la gráfica de población en México que publica el INEGI cada 10 años (disponible en </text:span><text:a xlink:type="simple" xlink:href="https://www.inegi.org.mx/temas/estructura/" text:style-name="Internet_20_link" text:visited-style-name="Visited_20_Internet_20_Link">https://www.inegi.org.mx/temas/estructura/</text:a><text:span text:style-name="T82">). Al ver un punto en esa gráfica, digamos el del 2020, estamos obteniendo información que por sí sola es significativa </text:span><text:span text:style-name="T81">—</text:span><text:span text:style-name="T82">en este caso, que en el 2020, el INEGI determinó que hay </text:span><text:bookmark text:name="valorgraf_gral0"/><text:span text:style-name="T82">126,014,024 personas viviendo en México—, </text:span><text:span text:style-name="T83">mientras que los puntos de las gráficas de estilo y tema no son significativos por sí solos, al menos por ahora</text:span><text:span text:style-name="T82">.</text:span></text:p></text:note-body></text:note></text:span></text:p>
      <text:p text:style-name="P10"><text:span text:style-name="T5"><text:tab/></text:span><text:span text:style-name="T6">Dicho esto, valorar los datos de manera individual </text:span><text:span text:style-name="T45">puede ser posible en el futuro</text:span><text:span text:style-name="T6">.</text:span><text:span text:style-name="T6"><text:note text:id="ftn4" text:note-class="footnote"><text:note-citation>4</text:note-citation><text:note-body><text:p text:style-name="P17"><text:span text:style-name="T87">C</text:span><text:span text:style-name="T85">uando me refiero a los datos "individuales" me refiero tanto a la distancia promedio de un año (2020, 2.75) como a la distancia entre dos textos individuales ("Propuesta de lecciones-muestra para la enseñanza de comprensión de lectura en inglés en el marco de la ENA" y </text:span><text:span text:style-name="T86">"</text:span><text:span text:style-name="T91">Wide Sargass</text:span><text:span text:style-name="T92">o</text:span><text:span text:style-name="T91"> Sea: una perspectiva diferente sobre un estereotipo femenino</text:span><text:span text:style-name="T92">", 3.662696).</text:span></text:p></text:note-body></text:note></text:span><text:span text:style-name="T6"> </text:span><text:span text:style-name="T45">Para hacerlo s</text:span><text:span text:style-name="T6">ería necesario tener </text:span><text:span text:style-name="T7">otra base de datos que fuera representativa de algo así como la escritura promedio. Si tuviéramos la distancia </text:span><text:span text:style-name="T8">que tienen dos textos promedio</text:span><text:span text:style-name="T7">, tanto en estilo como en temas, podríamos ver si, para seguir con el ejemplo anterior, 2.75 es una gran distancia o si es muy poca. Claro que para llegar a esta base de datos sería necesario recopilar una gran cantidad de textos de diferentes géneros (académico, ficción, poesía, periodismo, etcétera) </text:span><text:span text:style-name="T9">y llevar a cabo los cálculos que yo realicé en mi base de datos (trabajos de titulación de letras inglesas publicados entre el 2006 y el 2023). </text:span><text:span text:style-name="T45">Una segunda opción</text:span><text:span text:style-name="T9"> sería realizar estos cálculos con la base de datos entera de TESIUNAM, y de esa manera sabríamos si en letras inglesas se escribe más homogéneamente que en la UNAM en general. En fin, </text:span><text:span text:style-name="T11">en efecto </text:span><text:span text:style-name="T44">es</text:span><text:span text:style-name="T11"> posible</text:span><text:span text:style-name="T9"> llegar a valorar los datos </text:span><text:span text:style-name="T44">de manera individual</text:span><text:span text:style-name="T9">, pero </text:span><text:span text:style-name="T44">hace</text:span><text:span text:style-name="T9"> falta trabajo que está fuera de los límites de esta tesina.</text:span></text:p>
      <text:p text:style-name="P5"/>
      <text:p text:style-name="P1"><text:span text:style-name="T89">1.2.</text:span> Las fechas de publicación no indican fecha de escritura: las gráficas apuntan al profesorado más que al estudiantado.</text:p>
      <text:p text:style-name="P1"/>
      <text:p text:style-name="P10"><text:soft-page-break/><text:span text:style-name="T5">Otra cosa que hay que reconocer es que las fechas de publicación no son un indicador de cuándo fue escrito el trabajo. Bien pudo haber sido escrito en el año en el que fue publicado, o bien pudo haber sido escrito quince años antes. </text:span><text:span text:style-name="T45">Mientras que no es posible conocer la fecha de escritura, algo que sí </text:span><text:span text:style-name="T5">es claro es que </text:span><text:span text:style-name="T46">el trabajo </text:span><text:span text:style-name="T5">fue aceptado en el año de publicación o </text:span><text:span text:style-name="T11">en</text:span><text:span text:style-name="T5"> el año anterior (pues la Forma de Examen Profesional 1 tiene vigencia de un año). Esto quiere decir que cuando ordenamos los datos por fecha de publicación, las tendencias que resultan apuntan al profesorado (</text:span><text:span text:style-name="T11">quien</text:span><text:span text:style-name="T5"> decide cuáles trabajos se publican), más que al alumnado. Claro está que no se puede ignorar al alumnado, pero me parece mucho más acertado interpretar estas tendencias como reflejos de quienes abren las puertas que de quienes las cruzan.</text:span></text:p>
      <text:p text:style-name="P10"><text:span text:style-name="T12"><text:tab/>Voy a </text:span><text:span text:style-name="T46">profundizar un poco en por qué pienso esto</text:span><text:span text:style-name="T12">. Los trabajos fueron escritos por alumnxs. </text:span><text:span text:style-name="T47">Asimismo, los trabajos</text:span><text:span text:style-name="T12"> fueron corregidos y aceptados por profesorxs. </text:span><text:span text:style-name="T13">Supongamos que yo tengo una biblioteca con libros de ficción, filosofía y ciencia. Esos libros fueron escritos por personas diferentes a mí, sin embargo, al ver la biblioteca en su totalidad, lo que emerge es mi gusto personal, no el de quienes escribieron los libros. </text:span><text:span text:style-name="T14">Si elijo que en mi biblioteca no haya libros de poesía es porque a mí no me gusta la poesía, no porque a los autores que tengo en mi biblioteca no les guste la poesía.</text:span><text:span text:style-name="T13"> Lo mismo pasa cuando </text:span><text:span text:style-name="T14">se ordenan los textos por año de publicación. Si bien quienes escribieron los trabajos fueron alumnxs, </text:span><text:span text:style-name="T15">los textos </text:span><text:span text:style-name="T14">están agrupados </text:span><text:span text:style-name="T15">en torno al año en el que fueron aceptados, haciendo que las tendencias resultantes apunten a los gustos de quienes elijen tenerlas en su biblioteca (TESIUNAM sería el homólogo a mi biblioteca del ejemplo pasado), </text:span><text:span text:style-name="T16">más que a los gustos de quienes los escribieron</text:span><text:span text:style-name="T15">.</text:span></text:p>
      <text:p text:style-name="P11"><text:span text:style-name="T15"><text:tab/></text:span><text:span text:style-name="T17">Ahora, hago esta afirmación a raíz de que me hace falta información para hacer otras. Por ejemplo, si tuviera información de más o menos cuándo se empezó a escribir cada trabajo de titulación, tendría una interpretación diferente de los datos. De la misma manera, sería valioso saber cuándo entró a la carrera el autor de cada trabajo, para así tener su año de inscripción y su año de titulación. </text:span><text:span text:style-name="T20">Si <text:s/>resultara que en general los trabajos de titulación son publicados cuatro o cinco años después de que su autorx entró a la carrera, mi aseveración sobre quienes abren las puertas y quienes las cruzan sería muy </text:span><text:soft-page-break/><text:span text:style-name="T20">diferente. </text:span><text:span text:style-name="T21">Otra información también valiosa sería</text:span><text:span text:style-name="T18"> el nombre de quien asesoró el trabajo, para ver si, al ordenar los trabajos por asesorx, surgen tendencias similares o diferentes a cuando los ordenamos por año de publicación,</text:span><text:span text:style-name="T19"> y para ver si </text:span><text:span text:style-name="T22">los trabajos asesorados por una misma persona</text:span><text:span text:style-name="T19"> suelen tener un estilo </text:span><text:span text:style-name="T23">y temas</text:span><text:span text:style-name="T19"> similar</text:span><text:span text:style-name="T23">es</text:span><text:span text:style-name="T19"> o no</text:span><text:span text:style-name="T18">. </text:span><text:span text:style-name="T23">En fin, la falta de información me obliga a interpretar los datos de las dos gráficas como los gustos e intereses de los sínodos y no tanto del alumnado. </text:span><text:span text:style-name="T48">[NO ME SIENTO TAN SEGURO DE ESTO PERO NO SE ME OCURRE NADA MÁS]</text:span></text:p>
      <text:p text:style-name="P6"/>
      <text:p text:style-name="P7">2. Interpretación de las gráficas</text:p>
      <text:p text:style-name="P7"/>
      <text:p text:style-name="P12"><text:span text:style-name="T48">Con estas salvedades fuera del camino, podemos pasar a la interpretación de las gráficas. </text:span><text:span text:style-name="T24">Al ver </text:span><text:span text:style-name="T48">estas</text:span><text:span text:style-name="T24"> dos gráficas, se vuelve evidente que tienen</text:span><text:span text:style-name="T5"> tres etapas homólogas, que son 2006-201</text:span><text:span text:style-name="T25">0</text:span><text:span text:style-name="T5">, 2011-2017 y 201</text:span><text:span text:style-name="T25">8</text:span><text:span text:style-name="T5">-2023. En la gráfica de estilo se ve cómo en la primera etapa el estilo se diversifica un poco, luego cómo en la segunda se homogeneiza rápidamente y en la tercera cómo continúa la homogeneización pero de manera más lenta. En la de tema se ven los mismos primeros dos movimientos (aunque el primero es un poco más precipitado) y </text:span><text:span text:style-name="T24">se ve cómo</text:span><text:span text:style-name="T5"> en el tercero vuelve a aumentar la diferencia. Es evidente es que algo pasó entre el 2011 y el 2017 que hizo que tanto el estilo como los temas se homogeneizaran. </text:span><text:span text:style-name="T24">A continuación voy presentar mis hipótesis respecto a qué pudo haber sido.</text:span></text:p>
      <text:p text:style-name="P8"/>
      <text:p text:style-name="P1"><text:span text:style-name="T90">2.1.</text:span> Estilo: Hipótesis respecto a por qué se homogeneiza</text:p>
      <text:p text:style-name="P1"/>
      <text:p text:style-name="P1">Antes de presentar <text:span text:style-name="T3">m</text:span>is hipótesis respecto a por qué se homogeneiza el estilo, tengo que dejar claro que no tengo datos que apoyen a ninguna. También debo decir que estas tendencias dependen de más factores de los que a mí se me pueden ocurrir. Para comprobar estas hipótesis hacen falta investigaciones futuras.</text:p>
      <text:p text:style-name="P1"/>
      <text:p text:style-name="P1"><text:soft-page-break/><text:span text:style-name="T90">2.1.1</text:span>. Autocorrector y otras herramientas que corrigen el estilo.</text:p>
      <text:p text:style-name="P1"/>
      <text:p text:style-name="P10"><text:span text:style-name="T5">Mi primera hipótesis (y la que intuyo que es la menos acertada y menos interesante) es que el aumento de herramientas digitales que corrigen errores de ortografía (y a veces de gramática) es un factor en la homogeneización del estilo de los trabajos de letras inglesas. Estoy pensando específicamente en los correctores ortográficos de MS Word y Google Docs, así como </text:span><text:span text:style-name="T27">en programas más especializados como</text:span><text:span text:style-name="T5"> </text:span><text:span text:style-name="T26">LanguageTool </text:span><text:span text:style-name="T27">o QuillBot</text:span><text:span text:style-name="T5">.</text:span><text:span text:style-name="T5"><text:note text:id="ftn5" text:note-class="footnote"><text:note-citation>5</text:note-citation><text:note-body><text:p text:style-name="P18"><text:span text:style-name="T64">LanguageTool empezó en el 2003, y empezó a funcionar en español, según he podido descubrir, en el 2007 (no encuentro documentación de confianza respecto a cuándo han incluido cuáles idiomas, pero una de las ventajas del código abierto es que la historia de su desarrollo es pública, entonces pude ver que el documento más </text:span><text:span text:style-name="T66">antiguo de su rama dedicada al español es del 2007. La dirección que visité es </text:span><text:a xlink:type="simple" xlink:href="https://github.com/languagetool-org/languagetool/blame/master/languagetool-language-modules/es/src/main/java/org/languagetool/language/Spanish.java" text:style-name="Internet_20_link" text:visited-style-name="Visited_20_Internet_20_Link"><text:span text:style-name="T65">https://github.com/languagetool-org/languagetool/blame/master/languagetool-language-modules/es/src/main/java/org/languagetool/language/Spanish.java</text:span></text:a><text:span text:style-name="T66">)</text:span><text:span text:style-name="T64">. </text:span><text:span text:style-name="T66">Por </text:span><text:span text:style-name="T69">su parte</text:span><text:span text:style-name="T66">, QuillBot fue lanzado en 2017, por lo que no </text:span><text:span text:style-name="T67">es posible que haya sido</text:span><text:span text:style-name="T66"> la razón de la homogeneización de estilo.</text:span></text:p></text:note-body></text:note></text:span><text:span text:style-name="T5"> Digo que no creo que esta hipótesis sea tan acertada porque no me parece que estos programas sean tan intrusivos como para generar un cambio así de notorio. </text:span><text:span text:style-name="T49">Estos correctores gramáticos, </text:span><text:span text:style-name="T28">a pesar de que</text:span><text:span text:style-name="T5"> sí sugieren a veces la inserción de ciertas palabras funcionales, la verdad es que son todavía muy poco confiables </text:span><office:annotation office:name="__Annotation__1031_1823763814" loext:resolved="false"><dc:creator>Unknown Author</dc:creator><dc:date>2024-11-01T19:54:32.991867028</dc:date><text:p text:style-name="P30"><text:span text:style-name="T107">No estoy seguro de este paréntesis.</text:span></text:p></office:annotation><text:span text:style-name="T5">(Docs corrigió "Hablando correctores gramáticos" a "Hablando correctores cromáticos", cuando yo quería que insertara "de" entre "Hablando" y "correctores")</text:span><office:annotation-end office:name="__Annotation__1031_1823763814"/><text:span text:style-name="T5">, por lo que no creo que </text:span><text:span text:style-name="T29">el uso de estas herramientas haya sido muy popular</text:span><text:span text:style-name="T5">.</text:span><text:span text:style-name="T5"><text:note text:id="ftn6" text:note-class="footnote"><text:note-citation>6</text:note-citation><text:note-body><text:p text:style-name="P18"><text:span text:style-name="T63">Será interesante ver cómo, con las innovaciones recientes en modelos extensos de lenguaje (</text:span><text:span text:style-name="T71">large language models</text:span><text:span text:style-name="T63">), evoluciona la homogeneización en el estilo. Predigo que en los próximos años va a haber una homogeneización precipitada </text:span><text:span text:style-name="T70">causada por el uso de estos programas</text:span><text:span text:style-name="T63">.</text:span></text:p></text:note-body></text:note></text:span><text:span text:style-name="T5"> Si hoy no son confiables no me imagino que en el 2011 hayan sido de gran ayuda a la hora de escribir un trabajo de titulación de letras inglesas.</text:span></text:p>
      <text:p text:style-name="P1"/>
      <text:p text:style-name="P1"><text:span text:style-name="T90">2.1.2</text:span>. Aumento en el rigor del sínodo <text:span text:style-name="T100">y en los seminarios de investigación y titulación.</text:span></text:p>
      <text:p text:style-name="P1"/>
      <text:p text:style-name="P10"><text:span text:style-name="T5">Mi segunda hipótesis, en la cual confío un poco más, es que a lo largo del tiempo, lxs profesorxs que han sido parte de los sínodos, </text:span><text:span text:style-name="T30">así como lxs que han impartido los seminarios de investigación y titulación,</text:span><text:span text:style-name="T5"> han ido aumentando el rigor de la escritura de los trabajos de titulación. Más que rigor </text:span><text:soft-page-break/><text:span text:style-name="T5">respecto a los métodos de investigación (que estoy seguro que ha aumentado) me refiero a rigor en la forma de exponer argumentos. </text:span><text:span text:style-name="T98">Mi hipótesis es que</text:span><text:span text:style-name="T97"> el aumento de rigor </text:span><text:span text:style-name="T99">unifica nuestra forma de exponer argumentos, por lo que se homogeneiza el estilo.</text:span></text:p>
      <text:p text:style-name="P15"/>
      <text:p text:style-name="P1"><text:span text:style-name="T90">2.1.3</text:span>. Deseo de que se titule más gente: escritura formularia</text:p>
      <text:p text:style-name="P1"/>
      <text:p text:style-name="P10"><text:span text:style-name="T5">Mi última hipótesis, y de la que me siento más seguro, es que dentro del colegio de letras modernas, así como dentro de la UNAM entera, hay un deseo de que la cantidad de alumnxs tituladxs aumente, y que esto ha llevado a una transformación en la manera de enseñar a escribir trabajos de titulación que ha resultado en la homogeneización del estilo. La administración de la universidad tiene incentivos monetarios para aumentar las titulaciones, al igual que la del colegio [CORROBORAR], además de que el profesorado tiene un deseo humano de que sus alumnxs lleven a término su carrera universitaria. Una estrategia para aumentar la cantidad de trabajos de titulación (y por ende de titulaciones) es desarrollar una forma de escribir formularia. Creo que consciente o inconscientemente el profesorado de letras inglesas ha ido desarrollando una manera de enseñar a escribir que tiene como prioridad </text:span><text:span text:style-name="T50">la eficiencia y eficacia en la escritura </text:span><text:span text:style-name="T5">(es decir, que el trabajo se </text:span><text:span text:style-name="T31">escriba</text:span><text:span text:style-name="T5"> en relativamente poco tiempo y que cumpla con los estándares mínimos necesarios para que el sínodo lo apruebe). </text:span></text:p>
      <text:p text:style-name="P10"><text:span text:style-name="T5"><text:tab/>Para comprobar esto calculé la correlación entre </text:span><text:span text:style-name="T31">la </text:span><text:span text:style-name="T5">cantidad anual de trabajos publicados y la distancia promedio anual del estilo (de la gráfica de estilo del primer capítulo). Usé la función de R "cor()", especificando el método Spearman</text:span><text:span text:style-name="T5"><text:note text:id="ftn7" text:note-class="footnote"><text:note-citation>7</text:note-citation><text:note-body><text:p text:style-name="P19"><text:span text:style-name="T88">Para ver los detalles de esta función, visitar </text:span><text:span text:style-name="T84">la documentación oficial de R:</text:span><text:span text:style-name="T88"> </text:span><text:a xlink:type="simple" xlink:href="https://www.rdocumentation.org/packages/stats/versions/3.6.2/topics/cor" text:style-name="Internet_20_link" text:visited-style-name="Visited_20_Internet_20_Link">https://www.rdocumentation.org/packages/stats/versions/3.6.2/topics/cor</text:a><text:span text:style-name="T88">.</text:span></text:p></text:note-body></text:note></text:span><text:span text:style-name="T5"> para obtener una correlación de </text:span><text:span text:style-name="T73">−</text:span><text:span text:style-name="T5">0.179463. Esta es una correlación tan baja que </text:span><text:span text:style-name="T31">básicamente indica que no existe una correlación</text:span><text:span text:style-name="T5">. Sin embargo, si excluyo el año 2020 de la base de datos, la correlación aumenta a </text:span><text:span text:style-name="T73">−</text:span><text:span text:style-name="T5">0.3906406, que no es muy alta pero sí indica una ligera correlación.</text:span><text:span text:style-name="T5"><text:note text:id="ftn8" text:note-class="footnote"><text:note-citation>8</text:note-citation><text:note-body><text:p text:style-name="P21">Mi razón para quitar el año 2020 es que es un valor atípico por la cantidad tan baja de publicaciones causada por la toma de la facultad por parte de las MOFFYL y luego por el inicio de la pandemia.</text:p></text:note-body></text:note></text:span><text:span text:style-name="T5"> Si acoto aún más los datos a contener solamente los años del 2011 al 2017 (los </text:span><text:soft-page-break/><text:span text:style-name="T5">años que conforman la segunda de las tres etapas que identifiqué y en la que el estilo se homogeneiza más precipitadamente) obtengo una correlación de </text:span><text:span text:style-name="T73">−</text:span><text:span text:style-name="T5">0.8183171, que es muy fuerte. Lo que concluyo de estas correlaciones es que, en la gran escala, la cantidad de publicaciones anuales no es un factor que esté relacionado con la similitud en el estilo, pero que, en el periodo de 2011 al 2017, existe una fuerte relación entre las dos. Si observamos la figura [</text:span><text:span text:style-name="T31">[</text:span><text:span text:style-name="T5">"cantidad_publicaciones_2006_2023.png"</text:span><text:span text:style-name="T31">]</text:span><text:span text:style-name="T5">] podemos notar que del 2009 al 2016 hubo un periodo en el que cada año vio las mismas o más publicaciones que el año pasado, y si lo extendemos al 2017, que, si disminuyó, disminuyó sólo por una publicación.</text:span><text:span text:style-name="T5"><text:note text:id="ftn9" text:note-class="footnote"><text:note-citation>9</text:note-citation><text:note-body><text:p text:style-name="P19"><text:span text:style-name="T63">Aquí está la gráfica de todas las publicaciones anuales de 1962 a 2023. </text:span><text:span text:style-name="T68">[</text:span><text:span text:style-name="T63">["cantidad_publicaciones_todo.png"]</text:span><text:span text:style-name="T68">]</text:span></text:p></text:note-body></text:note></text:span><text:span text:style-name="T5"> Si vemos la cantidad de trabajos publicados en toda la historia de la licenciatura podemos observar que ese periodo de 2009 a 2017 es uno de los periodos </text:span><text:span text:style-name="T32">con crecimiento más</text:span><text:span text:style-name="T5"> constante. Si calculamos la correlación </text:span><text:span text:style-name="T32">entre la similitud del estilo y la cantidad de trabajos publicados anualmente</text:span><text:span text:style-name="T5"> pero del 2009 al 2017, la correlación baja (</text:span><text:span text:style-name="T73">−</text:span><text:span text:style-name="T5">0.5728379) pero sigue siendo significativa.</text:span><text:span text:style-name="T5"><text:note text:id="ftn10" text:note-class="footnote"><text:note-citation>10</text:note-citation><text:note-body><text:p text:style-name="P19"><text:s/><text:span text:style-name="T74">Para mis juicios respecto a si una correlación es significativa o no estoy siguiendo a Steve </text:span><text:span text:style-name="T75">D.</text:span><text:span text:style-name="T74"> Jost en su guía "Linear Correlation", </text:span><text:span text:style-name="T76">en donde sugiere que para las ciencias sociales una correlación de </text:span><text:span text:style-name="T77">±</text:span><text:span text:style-name="T76">0.6 </text:span><text:span text:style-name="T78">es una correlación significativa</text:span><text:span text:style-name="T74">.</text:span></text:p></text:note-body></text:note></text:span></text:p>
      <text:p text:style-name="P10"><text:span text:style-name="T5"><text:tab/>Mi conclusión es que el aumento estable en la cantidad de trabajos de titulación publicados está relacionado con una homogeneización </text:span><text:span text:style-name="T33">en el</text:span><text:span text:style-name="T5"> estilo. Ahora, cuál sea la causa y cuál sea el efecto es algo que no puedo asegurar: </text:span><text:span text:style-name="T51">n</text:span><text:span text:style-name="T5">o tengo manera de saber si una homogeneización en el estilo lleva a que se publiquen más trabajos de titulación o si publicar más trabajos tiene como consecuencia que se homogeneice el estilo. También </text:span><text:span text:style-name="T51">es una opción</text:span><text:span text:style-name="T5"> que exista una tercera causa, </text:span><text:span text:style-name="T33">que desconozco</text:span><text:span text:style-name="T5">, que tenga como resultado tanto el aumento en publicaciones anuales como la homogeneización del estilo. </text:span><text:span text:style-name="T33">Un ejemplo posible </text:span><text:span text:style-name="T5">se</text:span><text:span text:style-name="T33">ría</text:span><text:span text:style-name="T5"> que unx asesorx (o un grupo </text:span><text:span text:style-name="T33">de asesorx</text:span><text:span text:style-name="T51">s</text:span><text:span text:style-name="T5">) fueron especialmente prolíficos durante esos años y por ende subieron la cantidad de trabajos publicados </text:span><text:span text:style-name="T33">al mismo tiempo que</text:span><text:span text:style-name="T5"> homogeneizaron el estilo a su gusto. El mismo efecto lo pudo haber tenido el grupo de profesorxs que impartieron el seminario de titulación durante esos años. Lo único claro es que hace falta mayor investigación al respecto.</text:span></text:p>
      <text:p text:style-name="P9"><text:soft-page-break/></text:p>
      <text:p text:style-name="P1"><text:span text:style-name="T90">2.2.</text:span> Tema</text:p>
      <text:p text:style-name="P1"/>
      <text:p text:style-name="P1"><text:span text:style-name="T102">2.2.1.</text:span> Mis sentimientos iniciales respecto al tema</text:p>
      <text:p text:style-name="P2"/>
      <text:p text:style-name="P25"><text:span text:style-name="T34">La verdad es que al ver la gráfica de los temas me siento más confundido que al ver la del estilo. Esto es </text:span><text:span text:style-name="T53">porque </text:span><text:span text:style-name="T34">es menos claro cuál es la tendencia más amplia. Es decir, sabemos que sube, baja y vuelve a subir, pero es menos evidente cómo extrapolar esta tendencia a los años previos y a los años siguientes. Veo dos opciones. La primera sería que estemos viendo una sección de una tendencia más o menos sinusoidal (que sube y baja periódicamente pero cuya línea de equilibrio siempre se mantiene), y la otra sería que estemos viendo un "bache" en una línea que va para a</text:span><text:span text:style-name="T35">r</text:span><text:span text:style-name="T34">riba </text:span><text:span text:style-name="T36">(hay </text:span><text:span text:style-name="T52">una</text:span><text:span text:style-name="T36"> infinidad de opciones más, pero estas son las que me sugiere </text:span><text:span text:style-name="T52">la</text:span><text:span text:style-name="T36"> curva)</text:span><text:span text:style-name="T34">. Ambas me son imposibles de comprobar en este momento, entonces no voy a divagar más en sus posibilidades e implicaciones. </text:span></text:p>
      <text:p text:style-name="P26"><text:span text:style-name="T34"><text:tab/></text:span><office:annotation office:name="__Annotation__733_3624088120" loext:resolved="false"><dc:creator>Unknown Author</dc:creator><dc:date>2024-11-01T22:03:50.713946189</dc:date><text:p text:style-name="P30"><text:span text:style-name="T107">Creo que a lo mejor este párrafo debería estar en mi primer capítulo</text:span></text:p></office:annotation><text:span text:style-name="T54">Otra </text:span><text:span text:style-name="T58">causa</text:span><text:span text:style-name="T54"> de confusión puede ser </text:span><text:span text:style-name="T37">que los valores son aún menos </text:span><text:span text:style-name="T54">concretos</text:span><text:span text:style-name="T37">, </text:span><text:span text:style-name="T54">pero </text:span><text:span text:style-name="T55">voy</text:span><text:span text:style-name="T38"> a intentar hacer más concreto lo que hace el modelado de tópicos. Lo que hice en esta investigación fue dividir las palabras en funcionales y de contenido. </text:span><text:span text:style-name="T56">Si</text:span><text:span text:style-name="T38"> la gráfica de estilo visualiza las similitudes en el uso de palabras funcionales, la de temas lo hace en el uso de palabras de contenido. ¿Por qué no simplemente </text:span><text:span text:style-name="T57">calculé sus frecuencias relativas como</text:span><text:span text:style-name="T38"> hice con las funcionales? Porque son mucho menos frecuentes, además de que la presencia de un tema en un texto no se puede cuantificar solamente contando las palabras que consideramos que pertenecen a ese tema. Cuando se trata de cuantificar temas hay que pensar en aglomeraciones de palabras de contenido, más que en palabras de contenido individuales. </text:span><text:span text:style-name="T58">[CITA DE JOCKERS HACIENDO ESTE ARGUMENTO]</text:span><text:span text:style-name="T38"> </text:span><text:span text:style-name="T39">Antes </text:span><text:span text:style-name="T58">de</text:span><text:span text:style-name="T39"> cualquier cuantificación, MALLET se deshace de todas las palabras funcionales de los textos para quedarse sólo con las de contenido. Después, identifica qué palabras están cerca de qué otras palabras y así identifica los temas. Las visualizaciones de los temas de l</text:span><text:span text:style-name="T40">as figuras [["5.png"]], [["12.png"]] y [["15.png"]] </text:span><text:soft-page-break/><text:span text:style-name="T39">surgen a partir de que las palabras "lengua", "inglés", "alumnos", etcétera, aparecen seguido juntas, </text:span><text:span text:style-name="T59">así como a su vez las palabras "Gawain", "Chaucer" y "caballero", y "cómic", "Bechdel" y "guasón" aparecen juntas</text:span><text:span text:style-name="T39">. MALLET logra identificar grupos de palabras que </text:span><text:span text:style-name="T59">suelen estar cerca las unas de las otras</text:span><text:span text:style-name="T39">, y además identifica qué tan presente está cada grupo de palabras en cada texto. </text:span><text:span text:style-name="T41">En conclusión, para interpretar la gráfica de temas hay que pensar que es lo mismo que la de estilo, pero tomando en cuenta las palabras de contenido en vez de las funcionales. </text:span><office:annotation-end office:name="__Annotation__733_3624088120"/></text:p>
      <text:p text:style-name="P1"/>
      <text:p text:style-name="P1"><text:span text:style-name="T103">2.2.2.</text:span> Correlaciones</text:p>
      <text:p text:style-name="P1"/>
      <text:p text:style-name="P28"><text:span text:style-name="T5">Calculé las correlaciones entre los temas y la cantidad de trabajos publicados anualmente (como hice con el estilo), y además calculé la correlación entre el estilo y los temas. La correlación de los temas con la cantidad de trabajos publicados es de </text:span><text:span text:style-name="T73">−</text:span><text:span text:style-name="T5">0.06950301, es decir, inexistente. </text:span><text:span text:style-name="T61">Pero, s</text:span><text:span text:style-name="T5">i hacemos como con el estilo y acotamos los años a que sean sólo del 2011 al 2017, la correlación se dispara </text:span><text:span text:style-name="T61">a </text:span><text:span text:style-name="T73">−0</text:span><text:span text:style-name="T5">.7092081, que es menor a la del estilo pero sigue siendo alta. </text:span><text:span text:style-name="T60">Entre el 2011 y el 2017, las tres variables </text:span><text:span text:style-name="T93">—cantidad de trabajos publicados por año, distancia promedio anual del estilo y distancia promedio anual de los temas— tienen una correlación </text:span><text:span text:style-name="T94">significativa. </text:span><text:span text:style-name="T5">Esto es un punto a favor de </text:span><text:span text:style-name="T60">la idea de</text:span><text:span text:style-name="T5"> que algo pasó entre el 2011 y el 2017 que hizo que subiera la cantidad de publicaciones y se homogeneizaran tanto el estilo como los temas. </text:span></text:p>
      <text:p text:style-name="P14"><text:span text:style-name="T5"><text:tab/>Otra cosa interesante es que, cuando calculamos la correlación entre los temas y el estilo (sin acotar los años, es decir del 2006 al 2023), obtenemos una de 0.6635707, lo que comprueba que </text:span><text:span text:style-name="T42">la similitud en el estilo está ligada a la similitud en los temas, </text:span><text:span text:style-name="T62">independientemente del periodo de tiempo</text:span><text:span text:style-name="T42">. Cuando los temas son similares entre sí, el estilo es similar también, y cuando los temas son diversos, el estilo también.</text:span></text:p>
      <text:p text:style-name="P14"><text:span text:style-name="T42"><text:tab/></text:span><text:span text:style-name="T62">Las dos conclusiones a las que me llevan estas correlaciones son las siguientes: algo pasó entre el 2011 y el 2017 que hizo que la cantidad de publicaciones tuviera un aumento constante, que el </text:span><text:soft-page-break/><text:span text:style-name="T62">estilo se homogeneizara y que los temas se homogeneizaran; y, al menos cuando hablamos de trabajos de titulación de letras inglesas, la similitud en el estilo implica similitud en los temas (o viceversa).</text:span></text:p>
      <text:p text:style-name="P23">Bibliografía</text:p>
      <text:p text:style-name="P24"><text:span text:style-name="T95">Jost, Steve D.. "Linear Correlation".</text:span><text:span text:style-name="T1"> </text:span><text:span text:style-name="T2">DePaul University</text:span><text:span text:style-name="T101">,</text:span><text:span text:style-name="T1"> </text:span><text:a xlink:type="simple" xlink:href="https://condor.depaul.edu/sjost/it223/documents/correlation.htm" text:style-name="Internet_20_link" text:visited-style-name="Visited_20_Internet_20_Link"><text:span text:style-name="T95">https://condor.depaul.edu/sjost/it223/documents/correlation.htm</text:span></text:a><text:span text:style-name="T95">, </text:span><text:span text:style-name="T96">accesado el 29 de octubre del 202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8T11:12:49.133602660</meta:creation-date>
    <dc:date>2024-11-04T15:04:16.934300942</dc:date>
    <meta:editing-duration>PT6H20M44S</meta:editing-duration>
    <meta:editing-cycles>108</meta:editing-cycles>
    <meta:generator>LibreOffice/6.4.7.2$Linux_X86_64 LibreOffice_project/40$Build-2</meta:generator>
    <meta:document-statistic meta:table-count="0" meta:image-count="0" meta:object-count="0" meta:page-count="11" meta:paragraph-count="41" meta:word-count="3418" meta:character-count="20403" meta:non-whitespace-character-count="17013"/>
  </office:meta>
</office:document-meta>
</file>